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d83bc" officeooo:paragraph-rsid="001d83bc"/>
    </style:style>
    <style:style style:name="P2" style:family="paragraph" style:parent-style-name="Subtitle">
      <style:text-properties officeooo:rsid="001d83bc" officeooo:paragraph-rsid="001d83bc"/>
    </style:style>
    <style:style style:name="P3" style:family="paragraph" style:parent-style-name="Text_20_body">
      <style:text-properties officeooo:paragraph-rsid="00276a6c"/>
    </style:style>
    <style:style style:name="P4" style:family="paragraph" style:parent-style-name="Text_20_body">
      <style:text-properties officeooo:paragraph-rsid="002880db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2b1b94" officeooo:paragraph-rsid="002b1b94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2c9c65" officeooo:paragraph-rsid="002c9c65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2ce1f1" officeooo:paragraph-rsid="002ce1f1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2dd5c6" officeooo:paragraph-rsid="002dd5c6"/>
    </style:style>
    <style:style style:name="P9" style:family="paragraph" style:parent-style-name="Heading_20_1">
      <style:text-properties officeooo:paragraph-rsid="00276a6c"/>
    </style:style>
    <style:style style:name="P10" style:family="paragraph" style:parent-style-name="Heading_20_1">
      <style:text-properties officeooo:rsid="0029ba65" officeooo:paragraph-rsid="0029ba65"/>
    </style:style>
    <style:style style:name="P11" style:family="paragraph" style:parent-style-name="Heading_20_1">
      <style:text-properties officeooo:rsid="002b1b94" officeooo:paragraph-rsid="002b1b94"/>
    </style:style>
    <style:style style:name="P12" style:family="paragraph" style:parent-style-name="Heading_20_1">
      <style:text-properties officeooo:rsid="002ce1f1" officeooo:paragraph-rsid="002ce1f1"/>
    </style:style>
    <style:style style:name="P13" style:family="paragraph" style:parent-style-name="Heading_20_1">
      <style:text-properties officeooo:rsid="002dd5c6" officeooo:paragraph-rsid="002dd5c6"/>
    </style:style>
    <style:style style:name="T1" style:family="text">
      <style:text-properties officeooo:rsid="00276a6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76a6c"/>
    </style:style>
    <style:style style:name="T4" style:family="text">
      <style:text-properties officeooo:rsid="002880db"/>
    </style:style>
    <style:style style:name="T5" style:family="text">
      <style:text-properties officeooo:rsid="002fc1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te protocol</text:p>
      <text:p text:style-name="P2">Протокол маршрутизации</text:p>
      <text:h text:style-name="P9" text:outline-level="1"><text:span text:style-name="T1">Общее описание</text:span></text:h>
      <text:p text:style-name="P3"><text:span text:style-name="T1">Протокол neocore использует алгоритм </text:span><text:bookmark text:name="firstHeading"/><text:span text:style-name="T2">Collection Tree Protocol </text:span><text:span text:style-name="T3">(CTP)</text:span><text:span text:style-name="T2"> </text:span><text:span text:style-name="T3">для передачи измеренных данных от узла к маршрутизатору. CTP требуется малое количество управлющих пакетов для организации пересылки пакетов от узла к шлюзу, быстрая прокладка новых маршрутов, при выходе узлов из строя, быстрое включение подключение узлов к сети. <text:s/></text:span></text:p>
      <text:h text:style-name="P10" text:outline-level="1">Алгоритм работы</text:h>
      <text:p text:style-name="P4"><text:span text:style-name="T4">Работа CTP основана на значении ожидаемого количества передач (expected transmissions, ETX) до корневого узла. Корневой узел имеет значение ETX=0, каждый ближайшай узел к маршрутизатору получает значение 1, последующий 2 и так далее. Таким образом выстраивается дерово, которое позволяет передать пакет данных от удаленного узла к маршрутизатору по наикорачайшему пути.</text:span></text:p>
      <text:h text:style-name="P12" text:outline-level="1">Передача пакетов</text:h>
      <text:p text:style-name="P7">Передача пакетов производится соседу с наименьшим значением ETX. Если количество попыток передач исчерпано, пакет уничтожается.</text:p>
      <text:h text:style-name="P13" text:outline-level="1">Маршрутизация пакетов</text:h>
      <text:p text:style-name="P8">Принятый пакет ретранслируется соседу с наименьшим ETX <text:span text:style-name="T5">с заменой поля ETX на значение ETX узла-ретранслятора. В случаии примема пакета с меньшим или равным значением поля ETX, пакет уничтожается, так как это говорит об произошедшем изменении ETX узла-приемника, и не обновленном значении поля у соседа.</text:span></text:p>
      <text:h text:style-name="P11" text:outline-level="1">Широковещательные уведомления</text:h>
      <text:p text:style-name="P5">Каждый узел периодически передает ШВС с своим MAC-адрессом и параметром ETX.</text:p>
      <text:p text:style-name="P5">Соседнии узлы, используя эту информацию вычисляют свой текущий ETX. </text:p>
      <text:p text:style-name="P6">ШВС реализованы в протоколе соседей, так как это позволяет уменьшить количество пакетов в сети. Лучше передать всю необходимую информацию об узле за одну посыл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3:21:30.912039235</meta:creation-date>
    <meta:generator>LibreOffice/6.0.7.3$Linux_X86_64 LibreOffice_project/00m0$Build-3</meta:generator>
    <dc:date>2019-08-26T22:46:36.342034386</dc:date>
    <meta:editing-duration>PT2H28M22S</meta:editing-duration>
    <meta:editing-cycles>16</meta:editing-cycles>
    <meta:document-statistic meta:table-count="0" meta:image-count="0" meta:object-count="0" meta:page-count="1" meta:paragraph-count="14" meta:word-count="211" meta:character-count="1568" meta:non-whitespace-character-count="1368"/>
  </office:meta>
</office:document-meta>
</file>